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7197in" svg:y="0.1756in">
            <draw:object draw:notify-on-update-of-ranges="Sheet1.A8:Sheet1.A8 Sheet1.B8:Sheet1.B8 Sheet1.A9:Sheet1.A9 Sheet1.B9:Sheet1.B9 Sheet1.A10:Sheet1.A10 Sheet1.B10:Sheet1.B10 Sheet1.A11:Sheet1.A11 Sheet1.B11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748in" svg:y="0.1886in">
            <draw:object draw:notify-on-update-of-ranges="Sheet1.A2:Sheet1.A2 Sheet1.B2:Sheet1.B2 Sheet1.A3:Sheet1.A3 Sheet1.B3:Sheet1.B3 Sheet1.A4:Sheet1.A4 Sheet1.B4:Sheet1.B4 Sheet1.A5:Sheet1.A5 Sheet1.B5:Sheet1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7173in" svg:y="4.278in">
            <draw:object draw:notify-on-update-of-ranges="Sheet1.A20:Sheet1.A20 Sheet1.B20:Sheet1.B20 Sheet1.A21:Sheet1.A21 Sheet1.B21:Sheet1.B21 Sheet1.A22:Sheet1.A22 Sheet1.B22:Sheet1.B22 Sheet1.A23:Sheet1.A23 Sheet1.B23:Sheet1.B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4858in" svg:y="4.278in">
            <draw:object draw:notify-on-update-of-ranges="Sheet1.A14:Sheet1.A14 Sheet1.B14:Sheet1.B14 Sheet1.A15:Sheet1.A15 Sheet1.B15:Sheet1.B15 Sheet1.A16:Sheet1.A16 Sheet1.B16:Sheet1.B16 Sheet1.A17:Sheet1.A17 Sheet1.B17:Sheet1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Small File (1MB)</text:p>
          </table:table-cell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67.684" calcext:value-type="float">
            <text:p>67.68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30.3406" calcext:value-type="float">
            <text:p>30.34</text:p>
          </table:table-cell>
        </table:table-row>
        <table:table-row table:style-name="ro1">
          <table:table-cell office:value-type="string" calcext:value-type="string">
            <text:p>OpenMP-8threads</text:p>
          </table:table-cell>
          <table:table-cell office:value-type="float" office:value="3.7944" calcext:value-type="float">
            <text:p>3.79</text:p>
          </table:table-cell>
        </table:table-row>
        <table:table-row table:style-name="ro1">
          <table:table-cell office:value-type="string" calcext:value-type="string">
            <text:p>OpenMP-32threads</text:p>
          </table:table-cell>
          <table:table-cell office:value-type="float" office:value="2.1432" calcext:value-type="float">
            <text:p>2.1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Medium File (4MB)</text:p>
          </table:table-cell>
        </table:table-row>
        <table:table-row table:style-name="ro1">
          <table:table-cell office:value-type="string" calcext:value-type="string">
            <text:p>Not Optimized</text:p>
          </table:table-cell>
          <table:table-cell table:style-name="ce2" office:value-type="float" office:value="283.2752" calcext:value-type="float">
            <text:p>283.28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21.1292" calcext:value-type="float">
            <text:p>121.13</text:p>
          </table:table-cell>
        </table:table-row>
        <table:table-row table:style-name="ro1">
          <table:table-cell office:value-type="string" calcext:value-type="string">
            <text:p>OpenMP-8threads</text:p>
          </table:table-cell>
          <table:table-cell office:value-type="float" office:value="13.7543" calcext:value-type="float">
            <text:p>13.75</text:p>
          </table:table-cell>
        </table:table-row>
        <table:table-row table:style-name="ro1">
          <table:table-cell office:value-type="string" calcext:value-type="string">
            <text:p>OpenMP-32threads</text:p>
          </table:table-cell>
          <table:table-cell office:value-type="float" office:value="7.6315" calcext:value-type="float">
            <text:p>7.63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Big File (16MB)</text:p>
          </table:table-cell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1180.1298" calcext:value-type="float">
            <text:p>1180.13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485.0008" calcext:value-type="float">
            <text:p>485.00</text:p>
          </table:table-cell>
        </table:table-row>
        <table:table-row table:style-name="ro1">
          <table:table-cell office:value-type="string" calcext:value-type="string">
            <text:p>OpenMP-8threads</text:p>
          </table:table-cell>
          <table:table-cell office:value-type="float" office:value="53.4512" calcext:value-type="float">
            <text:p>53.45</text:p>
          </table:table-cell>
        </table:table-row>
        <table:table-row table:style-name="ro1">
          <table:table-cell office:value-type="string" calcext:value-type="string">
            <text:p>OpenMP-32threads</text:p>
          </table:table-cell>
          <table:table-cell office:value-type="float" office:value="29.5776" calcext:value-type="float">
            <text:p>29.5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Very Big File (64MB)</text:p>
          </table:table-cell>
        </table:table-row>
        <table:table-row table:style-name="ro1">
          <table:table-cell office:value-type="string" calcext:value-type="string">
            <text:p>Not Optimized</text:p>
          </table:table-cell>
          <table:table-cell office:value-type="float" office:value="4382.5476" calcext:value-type="float">
            <text:p>4382.55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938.5252" calcext:value-type="float">
            <text:p>1938.53</text:p>
          </table:table-cell>
        </table:table-row>
        <table:table-row table:style-name="ro1">
          <table:table-cell office:value-type="string" calcext:value-type="string">
            <text:p>OpenMP-8threads</text:p>
          </table:table-cell>
          <table:table-cell office:value-type="float" office:value="212.8254" calcext:value-type="float">
            <text:p>212.83</text:p>
          </table:table-cell>
        </table:table-row>
        <table:table-row table:style-name="ro1">
          <table:table-cell office:value-type="string" calcext:value-type="string">
            <text:p>OpenMP-32threads</text:p>
          </table:table-cell>
          <table:table-cell office:value-type="float" office:value="116.7522" calcext:value-type="float">
            <text:p>116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00:23.525699314</meta:creation-date>
    <dc:date>2018-04-18T16:23:42.467397492</dc:date>
    <meta:editing-duration>PT18M51S</meta:editing-duration>
    <meta:editing-cycles>11</meta:editing-cycles>
    <meta:generator>LibreOffice/4.2.8.2$Linux_X86_64 LibreOffice_project/420m0$Build-2</meta:generator>
    <meta:document-statistic meta:table-count="1" meta:cell-count="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Medium File (4MB)</text:p>
        </chart:title>
        <chart:legend chart:legend-position="top" svg:x="2.134cm" svg:y="1.306cm" style:legend-expansion="wide" chart:style-name="ch3"/>
        <chart:plot-area chart:style-name="ch4" table:cell-range-address="Sheet1.A8:Sheet1.B11" chart:data-source-has-labels="column" svg:x="0.32cm" svg:y="2.084cm" svg:width="15.36cm" svg:height="6.736cm">
          <chartooo:coordinate-region svg:x="0.651cm" svg:y="2.084cm" svg:width="14.511cm" svg:height="6.0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8" chart:label-cell-address="Sheet1.A8:Sheet1.A8" chart:class="chart:bar">
            <chart:data-point/>
          </chart:series>
          <chart:series chart:style-name="ch9" chart:values-cell-range-address="Sheet1.B9:Sheet1.B9" chart:label-cell-address="Sheet1.A9:Sheet1.A9" chart:class="chart:bar">
            <chart:data-point/>
          </chart:series>
          <chart:series chart:style-name="ch10" chart:values-cell-range-address="Sheet1.B10:Sheet1.B10" chart:label-cell-address="Sheet1.A10:Sheet1.A10" chart:class="chart:bar">
            <chart:data-point/>
          </chart:series>
          <chart:series chart:style-name="ch11" chart:values-cell-range-address="Sheet1.B11:Sheet1.B11" chart:label-cell-address="Sheet1.A11:Sheet1.A1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8:Sheet1.A8</svg:desc>
                </draw:g>
              </table:table-cell>
              <table:table-cell office:value-type="float" office:value="283.2752">
                <text:p>283.2752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9:Sheet1.A9</svg:desc>
                </draw:g>
              </table:table-cell>
              <table:table-cell office:value-type="float" office:value="121.1292">
                <text:p>121.1292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OpenMP-8threads</text:p>
                <draw:g>
                  <svg:desc>Sheet1.A10:Sheet1.A10</svg:desc>
                </draw:g>
              </table:table-cell>
              <table:table-cell office:value-type="float" office:value="13.7543">
                <text:p>13.7543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OpenMP-32threads</text:p>
                <draw:g>
                  <svg:desc>Sheet1.A11:Sheet1.A11</svg:desc>
                </draw:g>
              </table:table-cell>
              <table:table-cell office:value-type="float" office:value="7.6315">
                <text:p>7.6315</text:p>
                <draw:g>
                  <svg:desc>Sheet1.B11:Sheet1.B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Small File (1MB)</text:p>
        </chart:title>
        <chart:legend chart:legend-position="top" svg:x="2.134cm" svg:y="1.306cm" style:legend-expansion="wide" chart:style-name="ch3"/>
        <chart:plot-area chart:style-name="ch4" table:cell-range-address="Sheet1.A2:Sheet1.B5" chart:data-source-has-labels="column" svg:x="0.32cm" svg:y="2.084cm" svg:width="15.36cm" svg:height="6.736cm">
          <chartooo:coordinate-region svg:x="0.651cm" svg:y="2.084cm" svg:width="14.605cm" svg:height="6.0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2:Sheet1.A2</svg:desc>
                </draw:g>
              </table:table-cell>
              <table:table-cell office:value-type="float" office:value="67.684">
                <text:p>67.684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3:Sheet1.A3</svg:desc>
                </draw:g>
              </table:table-cell>
              <table:table-cell office:value-type="float" office:value="30.3406">
                <text:p>30.3406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OpenMP-8threads</text:p>
                <draw:g>
                  <svg:desc>Sheet1.A4:Sheet1.A4</svg:desc>
                </draw:g>
              </table:table-cell>
              <table:table-cell office:value-type="float" office:value="3.7944">
                <text:p>3.7944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OpenMP-32threads</text:p>
                <draw:g>
                  <svg:desc>Sheet1.A5:Sheet1.A5</svg:desc>
                </draw:g>
              </table:table-cell>
              <table:table-cell office:value-type="float" office:value="2.1432">
                <text:p>2.1432</text:p>
                <draw:g>
                  <svg:desc>Sheet1.B5:Sheet1.B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Very Big File (64MB)</text:p>
        </chart:title>
        <chart:legend chart:legend-position="top" svg:x="2.134cm" svg:y="1.306cm" style:legend-expansion="wide" chart:style-name="ch3"/>
        <chart:plot-area chart:style-name="ch4" table:cell-range-address="Sheet1.A20:Sheet1.B23" chart:data-source-has-labels="column" svg:x="0.32cm" svg:y="2.084cm" svg:width="15.36cm" svg:height="6.736cm">
          <chartooo:coordinate-region svg:x="0.651cm" svg:y="2.084cm" svg:width="14.419cm" svg:height="6.0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0:Sheet1.B20" chart:label-cell-address="Sheet1.A20:Sheet1.A20" chart:class="chart:bar">
            <chart:data-point/>
          </chart:series>
          <chart:series chart:style-name="ch9" chart:values-cell-range-address="Sheet1.B21:Sheet1.B21" chart:label-cell-address="Sheet1.A21:Sheet1.A21" chart:class="chart:bar">
            <chart:data-point/>
          </chart:series>
          <chart:series chart:style-name="ch10" chart:values-cell-range-address="Sheet1.B22:Sheet1.B22" chart:label-cell-address="Sheet1.A22:Sheet1.A22" chart:class="chart:bar">
            <chart:data-point/>
          </chart:series>
          <chart:series chart:style-name="ch11" chart:values-cell-range-address="Sheet1.B23:Sheet1.B23" chart:label-cell-address="Sheet1.A23:Sheet1.A2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20:Sheet1.A20</svg:desc>
                </draw:g>
              </table:table-cell>
              <table:table-cell office:value-type="float" office:value="4382.5476">
                <text:p>4382.5476</text:p>
                <draw:g>
                  <svg:desc>Sheet1.B20:Sheet1.B20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21:Sheet1.A21</svg:desc>
                </draw:g>
              </table:table-cell>
              <table:table-cell office:value-type="float" office:value="1938.5252">
                <text:p>1938.5252</text:p>
                <draw:g>
                  <svg:desc>Sheet1.B21:Sheet1.B21</svg:desc>
                </draw:g>
              </table:table-cell>
            </table:table-row>
            <table:table-row>
              <table:table-cell office:value-type="string">
                <text:p>OpenMP-8threads</text:p>
                <draw:g>
                  <svg:desc>Sheet1.A22:Sheet1.A22</svg:desc>
                </draw:g>
              </table:table-cell>
              <table:table-cell office:value-type="float" office:value="212.8254">
                <text:p>212.8254</text:p>
                <draw:g>
                  <svg:desc>Sheet1.B22:Sheet1.B22</svg:desc>
                </draw:g>
              </table:table-cell>
            </table:table-row>
            <table:table-row>
              <table:table-cell office:value-type="string">
                <text:p>OpenMP-32threads</text:p>
                <draw:g>
                  <svg:desc>Sheet1.A23:Sheet1.A23</svg:desc>
                </draw:g>
              </table:table-cell>
              <table:table-cell office:value-type="float" office:value="116.7522">
                <text:p>116.7522</text:p>
                <draw:g>
                  <svg:desc>Sheet1.B23:Sheet1.B2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Big File (16MB)</text:p>
        </chart:title>
        <chart:legend chart:legend-position="top" svg:x="2.134cm" svg:y="1.306cm" style:legend-expansion="wide" chart:style-name="ch3"/>
        <chart:plot-area chart:style-name="ch4" table:cell-range-address="Sheet1.A14:Sheet1.B17" chart:data-source-has-labels="column" svg:x="0.32cm" svg:y="2.084cm" svg:width="15.36cm" svg:height="6.736cm">
          <chartooo:coordinate-region svg:x="0.651cm" svg:y="2.084cm" svg:width="14.419cm" svg:height="6.0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4:Sheet1.B14" chart:label-cell-address="Sheet1.A14:Sheet1.A14" chart:class="chart:bar">
            <chart:data-point/>
          </chart:series>
          <chart:series chart:style-name="ch9" chart:values-cell-range-address="Sheet1.B15:Sheet1.B15" chart:label-cell-address="Sheet1.A15:Sheet1.A15" chart:class="chart:bar">
            <chart:data-point/>
          </chart:series>
          <chart:series chart:style-name="ch10" chart:values-cell-range-address="Sheet1.B16:Sheet1.B16" chart:label-cell-address="Sheet1.A16:Sheet1.A16" chart:class="chart:bar">
            <chart:data-point/>
          </chart:series>
          <chart:series chart:style-name="ch11" chart:values-cell-range-address="Sheet1.B17:Sheet1.B17" chart:label-cell-address="Sheet1.A17:Sheet1.A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ot Optimized</text:p>
                <draw:g>
                  <svg:desc>Sheet1.A14:Sheet1.A14</svg:desc>
                </draw:g>
              </table:table-cell>
              <table:table-cell office:value-type="float" office:value="1180.1298">
                <text:p>1180.1298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Sequential</text:p>
                <draw:g>
                  <svg:desc>Sheet1.A15:Sheet1.A15</svg:desc>
                </draw:g>
              </table:table-cell>
              <table:table-cell office:value-type="float" office:value="485.0008">
                <text:p>485.0008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OpenMP-8threads</text:p>
                <draw:g>
                  <svg:desc>Sheet1.A16:Sheet1.A16</svg:desc>
                </draw:g>
              </table:table-cell>
              <table:table-cell office:value-type="float" office:value="53.4512">
                <text:p>53.4512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OpenMP-32threads</text:p>
                <draw:g>
                  <svg:desc>Sheet1.A17:Sheet1.A17</svg:desc>
                </draw:g>
              </table:table-cell>
              <table:table-cell office:value-type="float" office:value="29.5776">
                <text:p>29.5776</text:p>
                <draw:g>
                  <svg:desc>Sheet1.B17:Sheet1.B1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